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8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01cm" svg:y="0.951cm" presentation:class="title" presentation:user-transformed="true">
          <draw:text-box>
            <text:p text:style-name="P1"><text:span text:style-name="T1">Upload de Arquivo Básico</text:span></text:p>
          </draw:text-box>
        </draw:frame>
        <draw:frame draw:style-name="gr1" draw:text-style-name="P2" draw:layer="layout" svg:width="25.2cm" svg:height="9.088cm" svg:x="1.4cm" svg:y="5.6cm">
          <draw:text-box>
            <text:p text:style-name="P2"><text:span text:style-name="T2">Ecrevemos o código PHP na mesma página do HTML, para ficar de simples compreensão.</text:span></text:p>
            <text:p text:style-name="P2"><text:span text:style-name="T2"/></text:p>
            <text:p text:style-name="P2"><text:span text:style-name="T2">Um dos atributos que não podemos esquecer para fazer </text:span><text:span text:style-name="T3">upload</text:span><text:span text:style-name="T2">, é o que seta o</text:span><text:span text:style-name="T3"> enctype</text:span><text:span text:style-name="T2"> ao nosso formulári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25.4cm" svg:height="12.362cm" svg:x="1cm" svg:y="3.438cm">
          <draw:text-box>
            <text:p text:style-name="P3"><text:span text:style-name="T4">&lt;form action="" method="post" enctype="multipart/form-data"&gt;</text:span></text:p>
            <text:p text:style-name="P3"><text:span text:style-name="T4"/></text:p>
            <text:p text:style-name="P3"><text:span text:style-name="T4"><text:tab/></text:span><text:span text:style-name="T4">&lt;p&gt;&lt;label for="upload"&gt;Arquivo&lt;/label&gt;</text:span></text:p>
            <text:p text:style-name="P3"><text:span text:style-name="T4"><text:tab/></text:span><text:span text:style-name="T4"><text:tab/></text:span><text:span text:style-name="T4">&lt;input type="file" name="arquivo" id="arquivo" required="required"&gt;</text:span></text:p>
            <text:p text:style-name="P3"><text:span text:style-name="T4"><text:tab/></text:span><text:span text:style-name="T4">&lt;/p&gt;</text:span></text:p>
            <text:p text:style-name="P3"><text:span text:style-name="T4"/></text:p>
            <text:p text:style-name="P3"><text:span text:style-name="T4"><text:tab/></text:span><text:span text:style-name="T4">&lt;p&gt;&lt;input type="submit" value="Enviar"&gt;&lt;/p&gt;</text:span></text:p>
            <text:p text:style-name="P3"><text:span text:style-name="T4"/></text:p>
            <text:p text:style-name="P3"><text:span text:style-name="T4">&lt;/form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layer="layout" svg:width="25.2cm" svg:height="14.994cm" svg:x="1.3cm" svg:y="2.407cm">
          <draw:text-box>
            <text:p><text:span text:style-name="T5">A variável $_FILES contém algumas informações:</text:span></text:p>
            <text:p><text:span text:style-name="T5"/></text:p>
            <text:p><text:span text:style-name="T6"/></text:p>
            <text:p><text:span text:style-name="T6">$_FILES['arquivo']['name'] </text:span></text:p>
            <text:p>O nome original do arquivo no computador do usuário</text:p>
            <text:p/>
            <text:p/>
            <text:p><text:span text:style-name="T6">$_FILES['arquivo']['type']</text:span></text:p>
            <text:p>O tipo mime do arquivo, se o browser deu esta informação (ex.: “image/gif”)</text:p>
            <text:p/>
            <text:p><text:span text:style-name="T1"/></text:p>
            <text:p><text:span text:style-name="T6">$_FILES['arquivo']['size'] </text:span></text:p>
            <text:p>O tamanho, em bytes, do arquivo</text:p>
            <text:p/>
            <text:p/>
            <text:p><text:span text:style-name="T6">$_FILES['arquivo]['tmp_name']</text:span></text:p>
            <text:p>O nome temporário do arquivo, como foi guardado no servidor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23.858cm" svg:height="11.526cm" svg:x="1.542cm" svg:y="3.019cm">
          <draw:text-box>
            <text:p text:style-name="P4"><text:span text:style-name="T7">if (isset($_FILES['arquivo'])) {</text:span></text:p>
            <text:p text:style-name="P4"><text:span text:style-name="T7"/></text:p>
            <text:p text:style-name="P4"><text:span text:style-name="T7"><text:tab/></text:span><text:span text:style-name="T7">echo $_FILES['arquivo']['name'] . "&lt;br&gt;";</text:span></text:p>
            <text:p text:style-name="P4"><text:span text:style-name="T7"/></text:p>
            <text:p text:style-name="P4"><text:span text:style-name="T7"><text:tab/></text:span><text:span text:style-name="T7">echo $_FILES['arquivo']['type'] . "&lt;br&gt;";</text:span></text:p>
            <text:p text:style-name="P4"><text:span text:style-name="T7"/></text:p>
            <text:p text:style-name="P4"><text:span text:style-name="T7"><text:tab/></text:span><text:span text:style-name="T7">echo $_FILES['arquivo']['size'] . "&lt;br&gt;";</text:span></text:p>
            <text:p text:style-name="P4"><text:span text:style-name="T7"/></text:p>
            <text:p text:style-name="P4"><text:span text:style-name="T7"><text:tab/></text:span><text:span text:style-name="T7">echo $_FILES['arquivo']['tmp_name'] . "&lt;br&gt;";</text:span></text:p>
            <text:p text:style-name="P4"><text:span text:style-name="T7"/></text:p>
            <text:p text:style-name="P4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2:22:59.193463000</meta:creation-date>
    <dc:date>2015-02-27T15:45:37.485096000</dc:date>
    <meta:editing-duration>PT3H7M26S</meta:editing-duration>
    <meta:editing-cycles>4</meta:editing-cycles>
    <meta:generator>LibreOffice/4.2.4.2$MacOSX_x86 LibreOffice_project/63150712c6d317d27ce2db16eb94c2f3d7b699f8</meta:generator>
    <meta:document-statistic meta:object-count="34"/>
  </office:meta>
</office:document-meta>
</file>